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49cm" fo:border-left="none" fo:border-right="none" fo:border-top="none" fo:border-bottom="0.99pt solid #000000" style:shadow="none">
        <style:tab-stops>
          <style:tab-stop style:position="0.499cm"/>
          <style:tab-stop style:position="8.999cm"/>
        </style:tab-stops>
      </style:paragraph-properties>
      <style:text-properties style:font-name="Calibri" fo:font-size="14pt" fo:font-weight="bold" officeooo:rsid="002f8a20" officeooo:paragraph-rsid="003395fd" style:font-size-asian="14pt" style:font-weight-asian="bold" style:font-size-complex="14pt" style:font-weight-complex="bold"/>
    </style:style>
    <style:style style:name="P2" style:family="paragraph" style:parent-style-name="Standard">
      <style:paragraph-properties>
        <style:tab-stops>
          <style:tab-stop style:position="0.499cm"/>
          <style:tab-stop style:position="8.999cm"/>
        </style:tab-stops>
      </style:paragraph-properties>
      <style:text-properties style:font-name="Calibri" officeooo:rsid="0003f317" officeooo:paragraph-rsid="0003f317"/>
    </style:style>
    <style:style style:name="P3"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weight="bold" officeooo:rsid="0003f317" officeooo:paragraph-rsid="0003f317" style:font-weight-asian="bold" style:font-weight-complex="bold"/>
    </style:style>
    <style:style style:name="P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3f317" style:font-size-asian="9pt" style:font-style-asian="italic" style:font-weight-asian="bold" style:font-size-complex="9pt" style:font-style-complex="italic" style:font-weight-complex="bold"/>
    </style:style>
    <style:style style:name="P5"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6" style:family="paragraph">
      <style:paragraph-properties fo:text-align="start"/>
      <style:text-properties style:text-line-through-style="none" style:text-line-through-type="none" fo:font-family="Calibri" style:font-style-name="Standard" style:font-family-generic="swiss" style:font-pitch="variable" fo:font-size="11pt" fo:font-style="normal" style:text-underline-style="none" fo:font-weight="normal"/>
    </style:style>
    <style:style style:name="P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8"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44b66" style:font-size-asian="9pt" style:font-style-asian="italic" style:font-weight-asian="bold" style:font-size-complex="9pt" style:font-style-complex="italic" style:font-weight-complex="bold"/>
    </style:style>
    <style:style style:name="P9" style:family="paragraph">
      <style:paragraph-properties fo:text-align="start"/>
      <style:text-properties fo:font-variant="normal" fo:text-transform="none" style:text-line-through-style="none" style:text-line-through-type="none" fo:font-family="Calibri" style:font-style-name="Standard" style:font-family-generic="swiss" style:font-pitch="variable" fo:font-size="11pt" fo:font-style="normal" style:text-underline-style="none" fo:font-weight="normal" fo:background-color="transparent"/>
    </style:style>
    <style:style style:name="P1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0588e0" style:font-size-asian="9pt" style:font-style-asian="italic" style:font-weight-asian="bold" style:font-size-complex="9pt" style:font-style-complex="italic" style:font-weight-complex="bold"/>
    </style:style>
    <style:style style:name="P11"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165c8e" style:font-size-asian="9pt" style:font-style-asian="italic" style:font-weight-asian="bold" style:font-size-complex="9pt" style:font-style-complex="italic" style:font-weight-complex="bold"/>
    </style:style>
    <style:style style:name="P12"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8b4b6" officeooo:paragraph-rsid="0018b4b6" style:font-weight-asian="bold" style:font-weight-complex="bold"/>
    </style:style>
    <style:style style:name="P14"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8b4b6" style:font-size-asian="9pt" style:font-style-asian="italic" style:font-weight-asian="bold" style:font-size-complex="9pt" style:font-style-complex="italic" style:font-weight-complex="bold"/>
    </style:style>
    <style:style style:name="P15" style:family="paragraph" style:parent-style-name="Standard">
      <style:paragraph-properties>
        <style:tab-stops>
          <style:tab-stop style:position="0.499cm"/>
          <style:tab-stop style:position="8.999cm"/>
          <style:tab-stop style:position="13.203cm"/>
        </style:tab-stops>
      </style:paragraph-properties>
      <style:text-properties style:font-name="Calibri" fo:font-size="9pt" fo:font-style="italic" fo:font-weight="bold" officeooo:rsid="0003f317" officeooo:paragraph-rsid="0017c038" style:font-size-asian="9pt" style:font-style-asian="italic" style:font-weight-asian="bold" style:font-size-complex="9pt" style:font-style-complex="italic" style:font-weight-complex="bold"/>
    </style:style>
    <style:style style:name="P16" style:family="paragraph" style:parent-style-name="Standard">
      <style:paragraph-properties fo:margin-top="0cm" fo:margin-bottom="0.199cm" style:contextual-spacing="false">
        <style:tab-stops>
          <style:tab-stop style:position="0.499cm"/>
          <style:tab-stop style:position="8.999cm"/>
          <style:tab-stop style:position="13.203cm"/>
        </style:tab-stops>
      </style:paragraph-properties>
      <style:text-properties style:font-name="Calibri" officeooo:rsid="0003f317" officeooo:paragraph-rsid="0017c038"/>
    </style:style>
    <style:style style:name="P17" style:family="paragraph" style:parent-style-name="Standard">
      <style:paragraph-properties fo:margin-top="0.4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8" style:family="paragraph" style:parent-style-name="Standard">
      <style:paragraph-properties fo:margin-top="0cm" fo:margin-bottom="0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21e97c" style:font-size-asian="9pt" style:font-style-asian="italic" style:font-weight-asian="bold" style:font-size-complex="9pt" style:font-style-complex="italic" style:font-weight-complex="bold"/>
    </style:style>
    <style:style style:name="P19" style:family="paragraph" style:parent-style-name="Standard">
      <style:paragraph-properties fo:margin-top="0cm" fo:margin-bottom="0.199cm" style:contextual-spacing="false">
        <style:tab-stops>
          <style:tab-stop style:position="0.499cm"/>
          <style:tab-stop style:position="2.487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0"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1"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06b159" style:font-size-asian="9pt" style:font-style-asian="italic" style:font-weight-asian="bold" style:font-size-complex="9pt" style:font-style-complex="italic" style:font-weight-complex="bold"/>
    </style:style>
    <style:style style:name="P22"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06b159" style:font-size-asian="9pt" style:font-style-asian="italic" style:font-weight-asian="bold" style:font-size-complex="9pt" style:font-style-complex="italic" style:font-weight-complex="bold"/>
    </style:style>
    <style:style style:name="P23"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normal" officeooo:rsid="0003f317" officeooo:paragraph-rsid="002259a3" style:font-size-asian="11pt" style:font-style-asian="normal" style:font-weight-asian="normal" style:font-size-complex="11pt" style:font-style-complex="normal" style:font-weight-complex="normal"/>
    </style:style>
    <style:style style:name="P24" style:family="paragraph" style:parent-style-name="Standard">
      <style:paragraph-properties>
        <style:tab-stops>
          <style:tab-stop style:position="0.499cm"/>
          <style:tab-stop style:position="2.461cm"/>
          <style:tab-stop style:position="8.999cm"/>
        </style:tab-stops>
      </style:paragraph-properties>
      <style:text-properties style:font-name="Calibri" fo:font-size="9pt" fo:font-style="italic" fo:font-weight="bold" officeooo:rsid="0003f317" officeooo:paragraph-rsid="001c70cf" style:font-size-asian="9pt" style:font-style-asian="italic" style:font-weight-asian="bold" style:font-size-complex="9pt" style:font-style-complex="italic" style:font-weight-complex="bold"/>
    </style:style>
    <style:style style:name="P2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2259a3" style:font-size-asian="9pt" style:font-style-asian="italic" style:font-weight-asian="bold" style:font-size-complex="9pt" style:font-style-complex="italic" style:font-weight-complex="bold"/>
    </style:style>
    <style:style style:name="P2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normal" fo:font-weight="normal" officeooo:rsid="0006b159" officeooo:paragraph-rsid="0006b159" style:font-size-asian="9pt" style:font-style-asian="normal" style:font-weight-asian="normal" style:font-size-complex="9pt" style:font-style-complex="normal" style:font-weight-complex="normal"/>
    </style:style>
    <style:style style:name="P27"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8" style:family="paragraph" style:parent-style-name="Standard">
      <style:paragraph-properties fo:margin-top="0.4cm" fo:margin-bottom="0.199cm" style:contextual-spacing="false" fo:break-before="pag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29" style:family="paragraph" style:parent-style-name="Standard">
      <style:paragraph-properties fo:margin-top="0cm" fo:margin-bottom="0.199cm" style:contextual-spacing="false">
        <style:tab-stops>
          <style:tab-stop style:position="0.499cm"/>
          <style:tab-stop style:position="4.498cm"/>
          <style:tab-stop style:position="8.8cm"/>
          <style:tab-stop style:position="12.801cm"/>
        </style:tab-stops>
      </style:paragraph-properties>
      <style:text-properties style:font-name="Calibri" fo:font-size="9pt" fo:font-style="italic" fo:font-weight="bold" officeooo:rsid="0006b159" officeooo:paragraph-rsid="002259a3" style:font-size-asian="9pt" style:font-style-asian="italic" style:font-weight-asian="bold" style:font-size-complex="9pt" style:font-style-complex="italic" style:font-weight-complex="bold"/>
    </style:style>
    <style:style style:name="P30"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11pt" fo:font-style="normal" fo:font-weight="bold" officeooo:rsid="002c20e4" officeooo:paragraph-rsid="002c20e4" style:font-size-asian="11pt" style:font-style-asian="normal" style:font-weight-asian="bold" style:font-size-complex="11pt" style:font-style-complex="normal" style:font-weight-complex="bold"/>
    </style:style>
    <style:style style:name="P31" style:family="paragraph" style:parent-style-name="Standard">
      <style:paragraph-properties fo:margin-top="0cm" fo:margin-bottom="0.199cm" style:contextual-spacing="false">
        <style:tab-stops>
          <style:tab-stop style:position="0.499cm"/>
          <style:tab-stop style:position="2.699cm"/>
        </style:tab-stops>
      </style:paragraph-properties>
      <style:text-properties style:font-name="Calibri" fo:font-size="9pt" fo:font-style="italic" fo:font-weight="bold" officeooo:rsid="0006b159" officeooo:paragraph-rsid="002c20e4" style:font-size-asian="9pt" style:font-style-asian="italic" style:font-weight-asian="bold" style:font-size-complex="9pt" style:font-style-complex="italic" style:font-weight-complex="bold"/>
    </style:style>
    <style:style style:name="P32"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weight="bold" officeooo:rsid="00155a58" officeooo:paragraph-rsid="003395fd" style:font-weight-asian="bold" style:font-weight-complex="bold"/>
    </style:style>
    <style:style style:name="P33"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4"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3f317" officeooo:paragraph-rsid="003395fd" style:font-size-asian="9pt" style:font-style-asian="italic" style:font-weight-asian="bold" style:font-size-complex="9pt" style:font-style-complex="italic" style:font-weight-complex="bold"/>
    </style:style>
    <style:style style:name="P35"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588e0" officeooo:paragraph-rsid="003395fd" style:font-size-asian="9pt" style:font-style-asian="italic" style:font-weight-asian="bold" style:font-size-complex="9pt" style:font-style-complex="italic" style:font-weight-complex="bold"/>
    </style:style>
    <style:style style:name="P36" style:family="paragraph" style:parent-style-name="Standard">
      <style:paragraph-properties fo:margin-top="0.4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7"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88e3c" style:font-size-asian="9pt" style:font-style-asian="italic" style:font-weight-asian="bold" style:font-size-complex="9pt" style:font-style-complex="italic" style:font-weight-complex="bold"/>
    </style:style>
    <style:style style:name="P38" style:family="paragraph" style:parent-style-name="Standard">
      <style:paragraph-properties fo:margin-top="0cm" fo:margin-bottom="0.199cm" style:contextual-spacing="false">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39" style:family="paragraph" style:parent-style-name="Standard">
      <style:paragraph-properties>
        <style:tab-stops>
          <style:tab-stop style:position="0.499cm"/>
          <style:tab-stop style:position="8.999cm"/>
        </style:tab-stops>
      </style:paragraph-properties>
      <style:text-properties style:font-name="Calibri" fo:font-size="9pt" fo:font-style="italic" fo:font-weight="bold" officeooo:rsid="0006b159" officeooo:paragraph-rsid="0006b159" style:font-size-asian="9pt" style:font-style-asian="italic" style:font-weight-asian="bold" style:font-size-complex="9pt" style:font-style-complex="italic" style:font-weight-complex="bold"/>
    </style:style>
    <style:style style:name="P40" style:family="paragraph" style:parent-style-name="Standard">
      <style:paragraph-properties fo:margin-top="0.4cm" fo:margin-bottom="0.199cm" style:contextual-spacing="false" fo:text-align="justify" style:justify-single-word="false">
        <style:tab-stops>
          <style:tab-stop style:position="0.499cm"/>
          <style:tab-stop style:position="8.999cm"/>
        </style:tab-stops>
      </style:paragraph-properties>
      <style:text-properties style:font-name="Calibri" fo:font-size="11pt" fo:font-style="normal" fo:font-weight="bold" officeooo:rsid="0006b159" officeooo:paragraph-rsid="0006b159" style:font-size-asian="11pt" style:font-style-asian="normal" style:font-weight-asian="bold" style:font-size-complex="11pt" style:font-style-complex="normal" style:font-weight-complex="bold"/>
    </style:style>
    <style:style style:name="P41" style:family="paragraph" style:parent-style-name="Standard" style:master-page-name="">
      <loext:graphic-properties draw:fill="none"/>
      <style:paragraph-properties fo:margin-left="0.499cm" fo:margin-right="0cm" fo:margin-top="0cm" fo:margin-bottom="0.199cm" style:contextual-spacing="false" fo:text-align="justify" style:justify-single-word="false" fo:text-indent="0cm" style:auto-text-indent="false" style:page-number="auto" fo:background-color="transparent" style:writing-mode="page">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42"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9pt" fo:font-style="italic" fo:font-weight="bold" officeooo:rsid="000c5090" officeooo:paragraph-rsid="000c5090" style:font-size-asian="9pt" style:font-style-asian="italic" style:font-weight-asian="bold" style:font-size-complex="9pt" style:font-style-complex="italic" style:font-weight-complex="bold"/>
    </style:style>
    <style:style style:name="P43" style:family="paragraph" style:parent-style-name="Standard">
      <loext:graphic-properties draw:fill="none"/>
      <style:paragraph-properties fo:margin-left="0.499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c5090" style:font-size-asian="11pt" style:font-style-asian="normal" style:font-weight-asian="normal" style:font-size-complex="11pt" style:font-style-complex="normal" style:font-weight-complex="normal"/>
    </style:style>
    <style:style style:name="P44"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5" style:family="paragraph" style:parent-style-name="Standard">
      <loext:graphic-properties draw:fill="none"/>
      <style:paragraph-properties fo:margin-left="0cm" fo:margin-right="0cm" fo:margin-top="0.4cm" fo:margin-bottom="0.199cm" style:contextual-spacing="false" fo:text-align="justify" style:justify-single-word="false" fo:text-indent="0cm" style:auto-text-indent="false" fo:break-before="page" fo:background-color="transparent" style:shadow="none">
        <style:tab-stops>
          <style:tab-stop style:position="0.499cm"/>
          <style:tab-stop style:position="8.999cm"/>
        </style:tab-stops>
      </style:paragraph-properties>
      <style:text-properties style:font-name="Calibri" fo:font-size="11pt" fo:font-style="normal" fo:font-weight="bold" officeooo:rsid="002697d9" officeooo:paragraph-rsid="002697d9" style:font-size-asian="11pt" style:font-style-asian="normal" style:font-weight-asian="bold" style:font-size-complex="11pt" style:font-style-complex="normal" style:font-weight-complex="bold"/>
    </style:style>
    <style:style style:name="P46" style:family="paragraph" style:parent-style-name="Standard" style:master-page-name="">
      <loext:graphic-properties draw:fill="none"/>
      <style:paragraph-properties fo:margin-left="0.499cm" fo:margin-right="0cm" fo:margin-top="0cm" fo:margin-bottom="0cm" style:contextual-spacing="false" fo:text-align="justify" style:justify-single-word="false" fo:text-indent="0cm" style:auto-text-indent="false" style:page-number="auto"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7" style:family="paragraph" style:parent-style-name="Standard">
      <loext:graphic-properties draw:fill="none"/>
      <style:paragraph-properties fo:margin-left="0.499cm" fo:margin-right="0cm" fo:margin-top="0cm" fo:margin-bottom="0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2697d9" officeooo:paragraph-rsid="002697d9" style:font-size-asian="11pt" style:font-style-asian="normal" style:font-weight-asian="normal" style:font-size-complex="11pt" style:font-style-complex="normal" style:font-weight-complex="normal"/>
    </style:style>
    <style:style style:name="P48" style:family="paragraph" style:parent-style-name="Standard">
      <loext:graphic-properties draw:fill="none"/>
      <style:paragraph-properties fo:margin-left="0cm" fo:margin-right="0cm" fo:margin-top="0.6cm" fo:margin-bottom="0.199cm" style:contextual-spacing="false" fo:text-align="justify" style:justify-single-word="false" fo:text-indent="0cm" style:auto-text-indent="false" fo:background-color="transparent" style:shadow="none">
        <style:tab-stops>
          <style:tab-stop style:position="0.499cm"/>
          <style:tab-stop style:position="8.999cm"/>
        </style:tab-stops>
      </style:paragraph-properties>
      <style:text-properties style:font-name="Calibri" fo:font-size="11pt" fo:font-style="normal" fo:font-weight="normal" officeooo:rsid="0006b159" officeooo:paragraph-rsid="000b7219" style:font-size-asian="11pt" style:font-style-asian="normal" style:font-weight-asian="normal" style:font-size-complex="11pt" style:font-style-complex="normal" style:font-weight-complex="normal"/>
    </style:style>
    <style:style style:name="P49"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11pt" fo:font-style="normal" fo:font-weight="normal" officeooo:rsid="0006b159" officeooo:paragraph-rsid="0006b159" style:font-size-asian="11pt" style:font-style-asian="normal" style:font-weight-asian="normal" style:font-size-complex="11pt" style:font-style-complex="normal" style:font-weight-complex="normal"/>
    </style:style>
    <style:style style:name="P50"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06b159" officeooo:paragraph-rsid="00358e2c" style:font-size-asian="11pt" style:font-style-asian="normal" style:font-weight-asian="normal" style:font-size-complex="11pt" style:font-style-complex="normal" style:font-weight-complex="normal"/>
    </style:style>
    <style:style style:name="P51"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6.085cm"/>
          <style:tab-stop style:position="8.999cm"/>
        </style:tab-stops>
      </style:paragraph-properties>
      <style:text-properties style:font-name="Calibri" fo:font-size="11pt" fo:font-style="normal" fo:font-weight="normal" officeooo:rsid="0023b228" officeooo:paragraph-rsid="00358e2c" style:font-size-asian="11pt" style:font-style-asian="normal" style:font-weight-asian="normal" style:font-size-complex="11pt" style:font-style-complex="normal" style:font-weight-complex="normal"/>
    </style:style>
    <style:style style:name="P52" style:family="paragraph" style:parent-style-name="Standard">
      <loext:graphic-properties draw:fill="none"/>
      <style:paragraph-properties fo:margin-left="0cm" fo:margin-right="0cm"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6b159" style:font-size-asian="8pt" style:font-style-asian="normal" style:font-weight-asian="normal" style:font-size-complex="8pt" style:font-style-complex="normal" style:font-weight-complex="normal"/>
    </style:style>
    <style:style style:name="P53" style:family="paragraph" style:parent-style-name="Standard">
      <loext:graphic-properties draw:fill="none"/>
      <style:paragraph-properties fo:margin-left="0cm" fo:margin-right="0cm" fo:text-align="justify" style:justify-single-word="false" fo:text-indent="0cm" style:auto-text-indent="false" fo:background-color="transparent">
        <style:tab-stops>
          <style:tab-stop style:position="0.499cm"/>
          <style:tab-stop style:position="8.999cm"/>
        </style:tab-stops>
      </style:paragraph-properties>
      <style:text-properties style:font-name="Calibri" fo:font-size="8pt" fo:font-style="normal" fo:font-weight="normal" officeooo:rsid="000bb96e" officeooo:paragraph-rsid="000bb96e" style:font-size-asian="8pt" style:font-style-asian="normal" style:font-weight-asian="normal" style:font-size-complex="8pt" style:font-style-complex="normal" style:font-weight-complex="normal"/>
    </style:style>
    <style:style style:name="T1" style:family="text">
      <style:text-properties fo:font-variant="normal" fo:text-transform="none" fo:background-color="transparent"/>
    </style:style>
    <style:style style:name="T2" style:family="text">
      <style:text-properties officeooo:rsid="002ff8d7"/>
    </style:style>
    <style:style style:name="T3" style:family="text">
      <style:text-properties officeooo:rsid="00144b66"/>
    </style:style>
    <style:style style:name="T4" style:family="text">
      <style:text-properties officeooo:rsid="000588e0"/>
    </style:style>
    <style:style style:name="T5" style:family="text">
      <style:text-properties officeooo:rsid="0017c038"/>
    </style:style>
    <style:style style:name="T6" style:family="text">
      <style:text-properties fo:font-size="9pt" fo:font-style="italic" fo:font-weight="bold" style:font-size-asian="9pt" style:font-style-asian="italic" style:font-weight-asian="bold" style:font-size-complex="9pt" style:font-style-complex="italic" style:font-weight-complex="bold"/>
    </style:style>
    <style:style style:name="T7" style:family="text">
      <style:text-properties fo:font-size="9pt" fo:font-style="italic" fo:font-weight="bold" officeooo:rsid="000588e0" style:font-size-asian="9pt" style:font-style-asian="italic" style:font-weight-asian="bold" style:font-size-complex="9pt" style:font-style-complex="italic" style:font-weight-complex="bold"/>
    </style:style>
    <style:style style:name="T8" style:family="text">
      <style:text-properties fo:font-size="11pt" fo:font-style="normal" officeooo:rsid="0021e97c" style:font-size-asian="11pt" style:font-style-asian="normal" style:font-size-complex="11pt" style:font-style-complex="normal"/>
    </style:style>
    <style:style style:name="T9" style:family="text">
      <style:text-properties fo:font-size="11pt" fo:font-style="normal" officeooo:rsid="002259a3" style:font-size-asian="11pt" style:font-style-asian="normal" style:font-size-complex="11pt" style:font-style-complex="normal"/>
    </style:style>
    <style:style style:name="T10" style:family="text">
      <style:text-properties officeooo:rsid="0021e97c"/>
    </style:style>
    <style:style style:name="T11" style:family="text">
      <style:text-properties officeooo:rsid="002259a3"/>
    </style:style>
    <style:style style:name="T12" style:family="text">
      <style:text-properties officeooo:rsid="00377a85"/>
    </style:style>
    <style:style style:name="T13" style:family="text">
      <style:text-properties fo:font-weight="bold" officeooo:rsid="0006b159" style:font-weight-asian="bold" style:font-weight-complex="bold"/>
    </style:style>
    <style:style style:name="T14" style:family="text">
      <style:text-properties fo:font-weight="bold" officeooo:rsid="002259a3" style:font-weight-asian="bold" style:font-weight-complex="bold"/>
    </style:style>
    <style:style style:name="T15" style:family="text">
      <style:text-properties officeooo:rsid="001c70cf"/>
    </style:style>
    <style:style style:name="T16" style:family="text">
      <style:text-properties fo:color="#000000" loext:opacity="100%" style:text-line-through-style="none" style:text-line-through-type="none" style:text-underline-style="none" officeooo:rsid="00377a85" style:text-blinking="false" fo:background-color="#ffffff" loext:char-shading-value="0" loext:padding="0cm" loext:border="none"/>
    </style:style>
    <style:style style:name="T17" style:family="text">
      <style:text-properties fo:color="#000000" loext:opacity="100%" style:text-line-through-style="none" style:text-line-through-type="none" style:text-underline-style="none" style:text-blinking="false" fo:background-color="#ffffff" loext:char-shading-value="0" loext:padding="0cm" loext:border="none"/>
    </style:style>
    <style:style style:name="T18" style:family="text">
      <style:text-properties officeooo:rsid="0031a185"/>
    </style:style>
    <style:style style:name="T19" style:family="text">
      <style:text-properties officeooo:rsid="002de0fd"/>
    </style:style>
    <style:style style:name="T20" style:family="text">
      <style:text-properties officeooo:rsid="002c20e4"/>
    </style:style>
    <style:style style:name="T21" style:family="text">
      <style:text-properties fo:font-size="11pt" fo:font-style="normal" officeooo:rsid="00088e3c" style:font-size-asian="11pt" style:font-style-asian="normal" style:font-size-complex="11pt" style:font-style-complex="normal"/>
    </style:style>
    <style:style style:name="T22" style:family="text">
      <style:text-properties fo:font-size="11pt" fo:font-style="normal" officeooo:rsid="002422e9" style:font-size-asian="11pt" style:font-style-asian="normal" style:font-size-complex="11pt" style:font-style-complex="normal"/>
    </style:style>
    <style:style style:name="T23" style:family="text">
      <style:text-properties officeooo:rsid="0038280d"/>
    </style:style>
    <style:style style:name="T24" style:family="text">
      <style:text-properties officeooo:rsid="000be998"/>
    </style:style>
    <style:style style:name="gr1" style:family="graphic">
      <style:graphic-properties draw:textarea-vertical-align="middle"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2" style:family="graphic">
      <style:graphic-properties draw:textarea-vertical-align="middle" fo:background-color="#cfe7f5" loext:decorative="false" style:wrap="run-through" style:number-wrapped-paragraphs="no-limit" style:vertical-pos="middle" style:vertical-rel="line" style:horizontal-pos="from-left" style:horizontal-rel="paragraph" draw:wrap-influence-on-position="once-concurrent" loext:allow-overlap="true" style:flow-with-text="false"/>
    </style:style>
    <style:style style:name="gr3" style:family="graphic">
      <style:graphic-properties draw:textarea-vertical-align="top" fo:background-color="#cfe7f5" fo:border="none" loext:decorative="false" style:wrap="run-through" style:number-wrapped-paragraphs="no-limit" style:vertical-pos="middle" style:vertical-rel="lin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text form:name="Name" form:control-implementation="ooo:com.sun.star.form.component.TextField" xml:id="control1" form:id="control1" form:tab-index="1"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form:control-implementation="ooo:com.sun.star.form.component.TextField" xml:id="control2" form:id="control2" form:tab-index="2"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form:control-implementation="ooo:com.sun.star.form.component.TextField" xml:id="control3" form:id="control3" form:tab-index="6"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LZ Ort" form:control-implementation="ooo:com.sun.star.form.component.TextField" xml:id="control4" form:id="control4" form:tab-index="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datum" form:control-implementation="ooo:com.sun.star.form.component.TextField" xml:id="control5" form:id="control5" form:tab-index="8" form:max-length="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ort" form:control-implementation="ooo:com.sun.star.form.component.TextField" xml:id="control6" form:id="control6" form:tab-index="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1. Staatsangehörigkeit" form:control-implementation="ooo:com.sun.star.form.component.TextField" xml:id="control7" form:id="control7" form:tab-index="1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2. Staatsangehörigkeit" form:control-implementation="ooo:com.sun.star.form.component.TextField" xml:id="control8" form:id="control8" form:tab-index="1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Konfession" form:control-implementation="ooo:com.sun.star.form.component.TextField" xml:id="control9" form:id="control9" form:tab-index="1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Mutter" form:control-implementation="ooo:com.sun.star.form.component.TextField" xml:id="control10" form:id="control10" form:tab-index="1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Geburtsland Vater" form:control-implementation="ooo:com.sun.star.form.component.TextField" xml:id="control11" form:id="control11" form:tab-index="1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erkehrssprache Familie" form:control-implementation="ooo:com.sun.star.form.component.TextField" xml:id="control12" form:id="control12" form:tab-index="1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weiblich" form:control-implementation="ooo:com.sun.star.form.component.CheckBox" xml:id="control13" form:id="control13" form:label="weiblich" form:tab-index="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nännlich" form:control-implementation="ooo:com.sun.star.form.component.CheckBox" xml:id="control14" form:id="control14" form:label="männlich" form:tab-index="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Name Mutter" form:control-implementation="ooo:com.sun.star.form.component.TextField" xml:id="control15" form:id="control15" form:tab-index="2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Mutter" form:control-implementation="ooo:com.sun.star.form.component.TextField" xml:id="control16" form:id="control16" form:tab-index="2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Mutter" form:control-implementation="ooo:com.sun.star.form.component.TextField" xml:id="control17" form:id="control17" form:tab-index="2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Mutter" form:control-implementation="ooo:com.sun.star.form.component.TextField" xml:id="control18" form:id="control18" form:tab-index="2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Mutter" form:control-implementation="ooo:com.sun.star.form.component.TextField" xml:id="control19" form:id="control19" form:tab-index="2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Mutter" form:control-implementation="ooo:com.sun.star.form.component.TextField" xml:id="control20" form:id="control20" form:tab-index="2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Mutter" form:control-implementation="ooo:com.sun.star.form.component.TextField" xml:id="control21" form:id="control21" form:tab-index="2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Mutter" form:control-implementation="ooo:com.sun.star.form.component.TextField" xml:id="control22" form:id="control22" form:tab-index="2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dienstl. Vater" form:control-implementation="ooo:com.sun.star.form.component.TextField" xml:id="control23" form:id="control23" form:tab-index="3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E-Mail Vater" form:control-implementation="ooo:com.sun.star.form.component.TextField" xml:id="control24" form:id="control24" form:tab-index="3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Straße Vater" form:control-implementation="ooo:com.sun.star.form.component.TextField" xml:id="control25" form:id="control25" form:tab-index="31"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Ort Vater" form:control-implementation="ooo:com.sun.star.form.component.TextField" xml:id="control26" form:id="control26" form:tab-index="32"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l. priv. Vater" form:control-implementation="ooo:com.sun.star.form.component.TextField" xml:id="control27" form:id="control27" form:tab-index="3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Handy priv. Vater" form:control-implementation="ooo:com.sun.star.form.component.TextField" xml:id="control28" form:id="control28" form:tab-index="3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ev. Religionslehre" form:control-implementation="ooo:com.sun.star.form.component.CheckBox" xml:id="control29" form:id="control29" form:label="ev. Religionslehre" form:tab-index="37"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praktische Philosophie" form:control-implementation="ooo:com.sun.star.form.component.CheckBox" xml:id="control30" form:id="control30" form:label="praktische Philosophie" form:tab-index="4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area form:name="Bemerkungen" form:control-implementation="ooo:com.sun.star.form.component.TextField" xml:id="control31" form:id="control31" form:tab-index="55"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in eine Klasse mit" form:control-implementation="ooo:com.sun.star.form.component.TextField" xml:id="control32" form:id="control32" form:tab-index="56"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Notfallkontakte" form:control-implementation="ooo:com.sun.star.form.component.TextField" xml:id="control33" form:id="control33" form:tab-index="5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LineEndFormat" office:value-type="float" office:value="2"/>
              <form:property form:property-name="MultiLine" office:value-type="boolean" office:boolean-value="true"/>
              <form:property form:property-name="ObjIDinMSO" office:value-type="float" office:value="65535"/>
            </form:properties>
          </form:textarea>
          <form:textarea form:name="Zuzugsjahr" form:control-implementation="ooo:com.sun.star.form.component.TextField" xml:id="control34" form:id="control34" form:tab-index="17" form:max-length="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text:p><text:span text:style-name="T1"/></text:p>
          </form:textarea>
          <form:text form:name="Namenszusatz" form:control-implementation="ooo:com.sun.star.form.component.TextField" xml:id="control35" form:id="control35" form:tab-index="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Aussiedler Ja" form:control-implementation="ooo:com.sun.star.form.component.CheckBox" xml:id="control36" form:id="control36" form:label="Ja" form:tab-index="1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Geburtsland" form:control-implementation="ooo:com.sun.star.form.component.TextField" xml:id="control37" form:id="control37" form:tab-index="1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Mutter" form:control-implementation="ooo:com.sun.star.form.component.TextField" xml:id="control38" form:id="control38" form:tab-index="1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itel Vater" form:control-implementation="ooo:com.sun.star.form.component.TextField" xml:id="control39" form:id="control39" form:tab-index="28"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Name Vater" form:control-implementation="ooo:com.sun.star.form.component.TextField" xml:id="control40" form:id="control40" form:tab-index="29"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Vorname Vater" form:control-implementation="ooo:com.sun.star.form.component.TextField" xml:id="control41" form:id="control41" form:tab-index="30"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kath. Religionslehre" form:control-implementation="ooo:com.sun.star.form.component.CheckBox" xml:id="control42" form:id="control42" form:label="kath. Religionslehre" form:tab-index="3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isl. Religionslehre" form:control-implementation="ooo:com.sun.star.form.component.CheckBox" xml:id="control43" form:id="control43" form:label="isl. Religionslehre" form:tab-index="3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keine" form:control-implementation="ooo:com.sun.star.form.component.CheckBox" xml:id="control44" form:id="control44" form:label="keine" form:tab-index="4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Übermittagbetreuung" form:control-implementation="ooo:com.sun.star.form.component.CheckBox" xml:id="control45" form:id="control45" form:label="Übermittagbetreuung" form:tab-index="4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Einschulungsjahr" form:control-implementation="ooo:com.sun.star.form.component.TextField" xml:id="control46" form:id="control46" form:tab-index="4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vorzeitig" form:control-implementation="ooo:com.sun.star.form.component.CheckBox" xml:id="control47" form:id="control47" form:label="vorzeitig" form:tab-index="44"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normal" form:control-implementation="ooo:com.sun.star.form.component.CheckBox" xml:id="control48" form:id="control48" form:label="normal" form:tab-index="45"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zurückgestellt" form:control-implementation="ooo:com.sun.star.form.component.CheckBox" xml:id="control49" form:id="control49" form:label="zurückgestellt" form:tab-index="46"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Grundschule" form:control-implementation="ooo:com.sun.star.form.component.TextField" xml:id="control50" form:id="control50" form:tab-index="47"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checkbox form:name="GY" form:control-implementation="ooo:com.sun.star.form.component.CheckBox" xml:id="control51" form:id="control51" form:label="GY" form:tab-index="48"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GY/RS" form:control-implementation="ooo:com.sun.star.form.component.CheckBox" xml:id="control52" form:id="control52" form:label="GY/RS" form:tab-index="49"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RS" form:control-implementation="ooo:com.sun.star.form.component.CheckBox" xml:id="control53" form:id="control53" form:label="RS" form:tab-index="50"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RS/HS" form:control-implementation="ooo:com.sun.star.form.component.CheckBox" xml:id="control54" form:id="control54" form:label="RS/HS" form:tab-index="51"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checkbox form:name="HS" form:control-implementation="ooo:com.sun.star.form.component.CheckBox" xml:id="control55" form:id="control55" form:label="HS" form:tab-index="52" form:visual-effect="flat" form:input-required="false"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Referer" office:value-type="string" office:string-value="file:///C:/Users/ra/OneDrive%20-%20neg-velbert.de/Programme/SVWS-Arbeitsverzeichnis/Schild-Reports/Schild-NRW-3-Reports/Reports%20Allgemein/Aufnahmebogen%20weiterf%C3%BChrende%20Schule.odt/content.xml"/>
              <form:property form:property-name="SecondaryRefValue" office:value-type="string" office:string-value=""/>
            </form:properties>
          </form:checkbox>
          <form:text form:name="Wiederholte Jahrgänge" form:control-implementation="ooo:com.sun.star.form.component.TextField" xml:id="control56" form:id="control56" form:tab-index="53"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Übersprungene Jahrgänge" form:control-implementation="ooo:com.sun.star.form.component.TextField" xml:id="control57" form:id="control57" form:tab-index="54" form:input-required="false" form:convert-empty-to-null="true">
            <form:properties>
              <form:property form:property-name="CharBackgroundComplexColor" office:value-type="float" office:value=""/>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ufnahmebogen <text:span text:style-name="T2">weiterführende Schule</text:span></text:p>
      <text:p text:style-name="P2"/>
      <text:p text:style-name="P3">Schüler<text:span text:style-name="T3">in / Schüler</text:span></text:p>
      <text:p text:style-name="P4"><text:tab/>Name<text:tab/><text:span text:style-name="T4">Vorname</text:span></text:p>
      <text:p text:style-name="P5"><text:tab/><draw:control text:anchor-type="as-char" draw:z-index="0" draw:name="Form1" draw:style-name="gr1" draw:text-style-name="P6" svg:width="8cm" svg:height="0.56cm" draw:control="control1"/><text:tab/><draw:control text:anchor-type="as-char" draw:z-index="1" draw:name="Form2" draw:style-name="gr1" draw:text-style-name="P6" svg:width="8cm" svg:height="0.56cm" draw:control="control2"/></text:p>
      <text:p text:style-name="P7"><text:tab/><text:span text:style-name="T3">Namenszusatz<text:tab/>Geschlecht</text:span></text:p>
      <text:p text:style-name="P8"><text:tab/><draw:control text:anchor-type="as-char" draw:z-index="34" draw:name="Form3" draw:style-name="gr1" draw:text-style-name="P9" svg:width="8cm" svg:height="0.56cm" draw:control="control35"/><text:span text:style-name="T4"><text:tab/></text:span><text:span text:style-name="T4"><draw:control text:anchor-type="as-char" draw:z-index="12" draw:name="Form4" draw:style-name="gr2" draw:text-style-name="P6" svg:width="3.751cm" svg:height="0.56cm" draw:control="control13"/></text:span><text:span text:style-name="T4"><text:tab/></text:span><text:span text:style-name="T4"><draw:control text:anchor-type="as-char" draw:z-index="13" draw:name="Form5" draw:style-name="gr2" draw:text-style-name="P6" svg:width="3.751cm" svg:height="0.56cm" draw:control="control14"/></text:span></text:p>
      <text:p text:style-name="P10"><text:tab/><text:span text:style-name="T4">Straße Nr.<text:tab/>PLZ Ort</text:span></text:p>
      <text:p text:style-name="P5"><text:tab/><draw:control text:anchor-type="as-char" draw:z-index="2" draw:name="Form6" draw:style-name="gr1" draw:text-style-name="P6" svg:width="8cm" svg:height="0.56cm" draw:control="control3"/><text:tab/><draw:control text:anchor-type="as-char" draw:z-index="3" draw:name="Form7" draw:style-name="gr1" draw:text-style-name="P9" svg:width="8cm" svg:height="0.56cm" draw:control="control4"/></text:p>
      <text:p text:style-name="P10"><text:tab/><text:span text:style-name="T4">Geburtsdatum<text:tab/>Geburtsort</text:span></text:p>
      <text:p text:style-name="P5"><text:tab/><draw:control text:anchor-type="as-char" draw:z-index="4" draw:name="Form8" draw:style-name="gr1" draw:text-style-name="P9" svg:width="8cm" svg:height="0.56cm" draw:control="control5"/><text:tab/><draw:control text:anchor-type="as-char" draw:z-index="5" draw:name="Form9" draw:style-name="gr1" draw:text-style-name="P6" svg:width="8cm" svg:height="0.56cm" draw:control="control6"/></text:p>
      <text:p text:style-name="P11"><text:tab/>1. Staatsangehörigkeit<text:tab/>2. Staatsangehörigkeit</text:p>
      <text:p text:style-name="P5"><text:tab/><draw:control text:anchor-type="as-char" draw:z-index="6" draw:name="Form10" draw:style-name="gr1" draw:text-style-name="P9" svg:width="8cm" svg:height="0.56cm" draw:control="control7"/><text:tab/><draw:control text:anchor-type="as-char" draw:z-index="7" draw:name="Form11" draw:style-name="gr1" draw:text-style-name="P9" svg:width="8cm" svg:height="0.56cm" draw:control="control8"/></text:p>
      <text:p text:style-name="P10"><text:tab/><text:span text:style-name="T4">Konfession (Religion)</text:span></text:p>
      <text:p text:style-name="P12"><text:tab/><draw:control text:anchor-type="as-char" draw:z-index="8" draw:name="Form12" draw:style-name="gr1" draw:text-style-name="P9" svg:width="8cm" svg:height="0.56cm" draw:control="control9"/></text:p>
      <text:p text:style-name="P13">Migrationshintergrund, falls vorhanden</text:p>
      <text:p text:style-name="P14"><text:tab/><text:span text:style-name="T4">Geburtsland</text:span></text:p>
      <text:p text:style-name="P12"><text:tab/><draw:control text:anchor-type="as-char" draw:z-index="36" draw:name="Form13" draw:style-name="gr1" draw:text-style-name="P9" svg:width="8cm" svg:height="0.56cm" draw:control="control37"/></text:p>
      <text:p text:style-name="P14"><text:tab/><text:span text:style-name="T4">Geburtsland Mutter<text:tab/>Geburtsland Vater</text:span></text:p>
      <text:p text:style-name="P5"><text:tab/><draw:control text:anchor-type="as-char" draw:z-index="9" draw:name="Form14" draw:style-name="gr1" draw:text-style-name="P9" svg:width="8cm" svg:height="0.56cm" draw:control="control10"/><text:tab/><draw:control text:anchor-type="as-char" draw:z-index="10" draw:name="Form15" draw:style-name="gr1" draw:text-style-name="P9" svg:width="8cm" svg:height="0.56cm" draw:control="control11"/></text:p>
      <text:p text:style-name="P15"><text:tab/><text:span text:style-name="T5">Verkehrssprache in der Familie<text:tab/>Zuzugsjahr<text:tab/>Aussiedler</text:span></text:p>
      <text:p text:style-name="P16"><text:span text:style-name="T6"><text:tab/></text:span><text:span text:style-name="T6"><draw:control text:anchor-type="as-char" draw:z-index="11" draw:name="Form16" draw:style-name="gr1" draw:text-style-name="P9" svg:width="8cm" svg:height="0.56cm" draw:control="control12"/></text:span><text:span text:style-name="T6"><text:tab/></text:span><text:span text:style-name="T6"><draw:control text:anchor-type="as-char" draw:z-index="33" draw:name="Form17" draw:style-name="gr1" draw:text-style-name="P9" svg:width="3.751cm" svg:height="0.56cm" draw:control="control34"/></text:span><text:span text:style-name="T6"><text:tab/></text:span><text:span text:style-name="T7"><draw:control text:anchor-type="as-char" draw:z-index="35" draw:name="Form18" draw:style-name="gr2" draw:text-style-name="P6" svg:width="3.751cm" svg:height="0.56cm" draw:control="control36"/></text:span></text:p>
      <text:p text:style-name="P17"><text:span text:style-name="T8">Mutter, </text:span><text:span text:style-name="T9">sofern erziehungsberechtigt</text:span></text:p>
      <text:p text:style-name="P18"><text:tab/><text:span text:style-name="T10">Titel<text:tab/>Name<text:tab/>Vorname</text:span></text:p>
      <text:p text:style-name="P19"><text:tab/><draw:control text:anchor-type="as-char" draw:z-index="37" draw:name="Form19" draw:style-name="gr1" draw:text-style-name="P9" svg:width="1.5cm" svg:height="0.56cm" draw:control="control38"/><text:tab/><draw:control text:anchor-type="as-char" draw:z-index="14" draw:name="Form20" draw:style-name="gr1" draw:text-style-name="P9" svg:width="6.002cm" svg:height="0.56cm" draw:control="control15"/><text:tab/><draw:control text:anchor-type="as-char" draw:z-index="15" draw:name="Form21" draw:style-name="gr1" draw:text-style-name="P9" svg:width="8cm" svg:height="0.56cm" draw:control="control16"/></text:p>
      <text:p text:style-name="P20"><text:tab/><text:span text:style-name="T4">Straße Nr. (falls abweichend)<text:tab/>PLZ Ort (falls abweichend)</text:span></text:p>
      <text:p text:style-name="P21"><text:tab/><draw:control text:anchor-type="as-char" draw:z-index="16" draw:name="Form22" draw:style-name="gr1" draw:text-style-name="P9" svg:width="8cm" svg:height="0.56cm" draw:control="control17"/><text:tab/><draw:control text:anchor-type="as-char" draw:z-index="17" draw:name="Form23" draw:style-name="gr1" draw:text-style-name="P9" svg:width="8cm" svg:height="0.56cm" draw:control="control18"/></text:p>
      <text:p text:style-name="P22"><text:tab/><text:span text:style-name="T11">Festnetztelefon priv.</text:span><text:tab/>Handy priv.</text:p>
      <text:p text:style-name="P21"><text:tab/><draw:control text:anchor-type="as-char" draw:z-index="18" draw:name="Form24" draw:style-name="gr1" draw:text-style-name="P9" svg:width="8cm" svg:height="0.56cm" draw:control="control19"/><text:tab/><draw:control text:anchor-type="as-char" draw:z-index="19" draw:name="Form25" draw:style-name="gr1" draw:text-style-name="P9" svg:width="8cm" svg:height="0.56cm" draw:control="control20"/></text:p>
      <text:p text:style-name="P22"><text:tab/>Tel. dienstl.<text:span text:style-name="T12">*</text:span><text:tab/>E-Mail<text:span text:style-name="T12">*</text:span></text:p>
      <text:p text:style-name="P21"><text:tab/><draw:control text:anchor-type="as-char" draw:z-index="20" draw:name="Form26" draw:style-name="gr1" draw:text-style-name="P9" svg:width="8cm" svg:height="0.56cm" draw:control="control21"/><text:tab/><draw:control text:anchor-type="as-char" draw:z-index="21" draw:name="Form27" draw:style-name="gr1" draw:text-style-name="P9" svg:width="8cm" svg:height="0.56cm" draw:control="control22"/></text:p>
      <text:p text:style-name="P23"><text:span text:style-name="T13">Vater, </text:span><text:span text:style-name="T14">sofern erziehungsberechtigt</text:span></text:p>
      <text:p text:style-name="P24"><text:tab/><text:span text:style-name="T15">Titel<text:tab/>Name<text:tab/>Vorname</text:span></text:p>
      <text:p text:style-name="P19"><text:tab/><draw:control text:anchor-type="as-char" draw:z-index="38" draw:name="Form28" draw:style-name="gr1" draw:text-style-name="P9" svg:width="1.5cm" svg:height="0.56cm" draw:control="control39"/><text:tab/><draw:control text:anchor-type="as-char" draw:z-index="39" draw:name="Form29" draw:style-name="gr1" draw:text-style-name="P9" svg:width="6.002cm" svg:height="0.56cm" draw:control="control40"/><text:tab/><draw:control text:anchor-type="as-char" draw:z-index="40" draw:name="Form30" draw:style-name="gr1" draw:text-style-name="P9" svg:width="8cm" svg:height="0.56cm" draw:control="control41"/></text:p>
      <text:p text:style-name="P20"><text:tab/><text:span text:style-name="T4">Straße Nr. (falls abweichend)<text:tab/>PLZ Ort (falls abweichend)</text:span></text:p>
      <text:p text:style-name="P21"><text:tab/><draw:control text:anchor-type="as-char" draw:z-index="24" draw:name="Form31" draw:style-name="gr1" draw:text-style-name="P9" svg:width="8cm" svg:height="0.56cm" draw:control="control25"/><text:tab/><draw:control text:anchor-type="as-char" draw:z-index="25" draw:name="Form32" draw:style-name="gr1" draw:text-style-name="P9" svg:width="8cm" svg:height="0.56cm" draw:control="control26"/></text:p>
      <text:p text:style-name="P25"><text:tab/><text:span text:style-name="T11">Festnetztelefon priv.</text:span><text:tab/>Handy priv.</text:p>
      <text:p text:style-name="P21"><text:tab/><draw:control text:anchor-type="as-char" draw:z-index="26" draw:name="Form33" draw:style-name="gr1" draw:text-style-name="P9" svg:width="8cm" svg:height="0.56cm" draw:control="control27"/><text:tab/><draw:control text:anchor-type="as-char" draw:z-index="27" draw:name="Form34" draw:style-name="gr1" draw:text-style-name="P9" svg:width="8cm" svg:height="0.56cm" draw:control="control28"/></text:p>
      <text:p text:style-name="P22"><text:tab/>Tel. dienstl.<text:span text:style-name="T12">*</text:span><text:tab/>E-Mail<text:span text:style-name="T12">*</text:span></text:p>
      <text:p text:style-name="P21"><text:tab/><draw:control text:anchor-type="as-char" draw:z-index="22" draw:name="Form35" draw:style-name="gr1" draw:text-style-name="P9" svg:width="8cm" svg:height="0.56cm" draw:control="control23"/><text:tab/><draw:control text:anchor-type="as-char" draw:z-index="23" draw:name="Form36" draw:style-name="gr1" draw:text-style-name="P9" svg:width="8cm" svg:height="0.56cm" draw:control="control24"/></text:p>
      <text:p text:style-name="P26"><text:bookmark text:name="A1FN*)"/><text:span text:style-name="T16">*) </text:span><text:span text:style-name="T17">Soweit im Einzelfall nicht erforderlich, ist die Angabe freiwillig und jederzeit widerrufbar</text:span> </text:p>
      <text:p text:style-name="P27"/>
      <text:p text:style-name="P28"><text:span text:style-name="T18">Teilnahme am Religionsu</text:span>nterricht <text:span text:style-name="T19">(in der Regel die eigene Konfession)</text:span></text:p>
      <text:p text:style-name="P29"><text:tab/><text:span text:style-name="T19">Teilnehmen an</text:span><text:line-break/><text:tab/><text:span text:style-name="T4"><draw:control text:anchor-type="as-char" draw:z-index="28" draw:name="Form37" draw:style-name="gr2" draw:text-style-name="P6" svg:width="3.5cm" svg:height="0.56cm" draw:control="control29"/></text:span><text:span text:style-name="T4"><text:tab/></text:span><text:span text:style-name="T4"><draw:control text:anchor-type="as-char" draw:z-index="41" draw:name="Form38" draw:style-name="gr2" draw:text-style-name="P6" svg:width="3.8cm" svg:height="0.56cm" draw:control="control42"/></text:span><text:span text:style-name="T4"><text:tab/></text:span><text:span text:style-name="T4"><draw:control text:anchor-type="as-char" draw:z-index="42" draw:name="Form39" draw:style-name="gr2" draw:text-style-name="P6" svg:width="3.5cm" svg:height="0.56cm" draw:control="control43"/></text:span><text:span text:style-name="T4"><text:tab/></text:span><text:span text:style-name="T4"><draw:control text:anchor-type="as-char" draw:z-index="29" draw:name="Form40" draw:style-name="gr2" draw:text-style-name="P6" svg:width="4.19cm" svg:height="0.56cm" draw:control="control30"/></text:span></text:p>
      <text:p text:style-name="P30">Betreuung</text:p>
      <text:p text:style-name="P31"><text:tab/><text:span text:style-name="T20">Ich wünsche folgende Betreuung</text:span><text:line-break/><text:tab/><text:span text:style-name="T4"><draw:control text:anchor-type="as-char" draw:z-index="43" draw:name="Form41" draw:style-name="gr2" draw:text-style-name="P6" svg:width="1.701cm" svg:height="0.56cm" draw:control="control44"/></text:span><text:span text:style-name="T4"><text:tab/></text:span><text:span text:style-name="T4"><draw:control text:anchor-type="as-char" draw:z-index="44" draw:name="Form42" draw:style-name="gr2" draw:text-style-name="P6" svg:width="4.1cm" svg:height="0.56cm" draw:control="control45"/></text:span></text:p>
      <text:p text:style-name="P32">Grundschulbesuch</text:p>
      <text:p text:style-name="P33"><text:tab/><text:span text:style-name="T4">Einschulungsjahr<text:tab/>Einschulungsart</text:span></text:p>
      <text:p text:style-name="P34"><text:tab/><draw:control text:anchor-type="as-char" draw:z-index="45" draw:name="Form43" draw:style-name="gr1" draw:text-style-name="P9" svg:width="8cm" svg:height="0.56cm" draw:control="control46"/><text:tab/><text:span text:style-name="T4"><draw:control text:anchor-type="as-char" draw:z-index="46" draw:name="Form44" draw:style-name="gr2" draw:text-style-name="P6" svg:width="2.087cm" svg:height="0.56cm" draw:control="control47"/></text:span><text:span text:style-name="T4"> <text:s text:c="6"/></text:span><text:span text:style-name="T4"><draw:control text:anchor-type="as-char" draw:z-index="47" draw:name="Form45" draw:style-name="gr2" draw:text-style-name="P6" svg:width="1.938cm" svg:height="0.56cm" draw:control="control48"/></text:span><text:span text:style-name="T4"><text:s text:c="6"/></text:span><text:span text:style-name="T4"><draw:control text:anchor-type="as-char" draw:z-index="48" draw:name="Form46" draw:style-name="gr2" draw:text-style-name="P6" svg:width="2.883cm" svg:height="0.56cm" draw:control="control49"/></text:span></text:p>
      <text:p text:style-name="P35"><text:tab/>Name der Grundschule<text:tab/>Übergangsempfehlung</text:p>
      <text:p text:style-name="P34"><text:tab/><draw:control text:anchor-type="as-char" draw:z-index="49" draw:name="Form47" draw:style-name="gr1" draw:text-style-name="P9" svg:width="8cm" svg:height="0.56cm" draw:control="control50"/><text:tab/><text:span text:style-name="T4"><draw:control text:anchor-type="as-char" draw:z-index="50" draw:name="Form48" draw:style-name="gr2" draw:text-style-name="P6" svg:width="1.068cm" svg:height="0.56cm" draw:control="control51"/></text:span><text:span text:style-name="T4"> <text:s text:c="5"/></text:span><text:span text:style-name="T4"><draw:control text:anchor-type="as-char" draw:z-index="51" draw:name="Form49" draw:style-name="gr2" draw:text-style-name="P6" svg:width="1.601cm" svg:height="0.56cm" draw:control="control52"/></text:span><text:span text:style-name="T4"><text:s text:c="6"/></text:span><text:span text:style-name="T4"><draw:control text:anchor-type="as-char" draw:z-index="52" draw:name="Form50" draw:style-name="gr2" draw:text-style-name="P6" svg:width="1.04cm" svg:height="0.56cm" draw:control="control53"/></text:span><text:span text:style-name="T4"><text:s text:c="6"/></text:span><text:span text:style-name="T4"><draw:control text:anchor-type="as-char" draw:z-index="53" draw:name="Form51" draw:style-name="gr2" draw:text-style-name="P6" svg:width="1.601cm" svg:height="0.56cm" draw:control="control54"/></text:span><text:span text:style-name="T4"><text:s text:c="5"/></text:span><text:span text:style-name="T4"><draw:control text:anchor-type="as-char" draw:z-index="54" draw:name="Form52" draw:style-name="gr2" draw:text-style-name="P6" svg:width="1.019cm" svg:height="0.56cm" draw:control="control55"/></text:span></text:p>
      <text:p text:style-name="P35"><text:tab/>Wiederholte Jahrgänge<text:tab/>Übersprungene Jahrgänge</text:p>
      <text:p text:style-name="P34"><text:tab/><draw:control text:anchor-type="as-char" draw:z-index="55" draw:name="Form53" draw:style-name="gr1" draw:text-style-name="P9" svg:width="8cm" svg:height="0.56cm" draw:control="control56"/><text:tab/><draw:control text:anchor-type="as-char" draw:z-index="56" draw:name="Form54" draw:style-name="gr1" draw:text-style-name="P9" svg:width="8cm" svg:height="0.56cm" draw:control="control57"/></text:p>
      <text:p text:style-name="P36"><text:span text:style-name="T21">S</text:span><text:span text:style-name="T22">o</text:span><text:span text:style-name="T21">nstiges</text:span><text:tab/></text:p>
      <text:p text:style-name="P37"><text:tab/><text:span text:style-name="T19">Gesundheitliche Beeinträchtigungen / körperliche Behinderungen / sonderpädagogischer Förderbedarf etc.</text:span></text:p>
      <text:p text:style-name="P38"><text:tab/><draw:control text:anchor-type="as-char" draw:z-index="30" draw:name="Form55" draw:style-name="gr3" draw:text-style-name="P9" svg:width="16.5cm" svg:height="2.241cm" draw:control="control31"/></text:p>
      <text:p text:style-name="P39"><text:tab/>Ich möchte <text:span text:style-name="T19">mit folgenden Mitschülern in eine Klasse (max. zwei Nennungen)</text:span></text:p>
      <text:p text:style-name="P38"><text:tab/><draw:control text:anchor-type="as-char" draw:z-index="31" draw:name="Form56" draw:style-name="gr1" draw:text-style-name="P9" svg:width="16.5cm" svg:height="1.121cm" draw:control="control32"/></text:p>
      <text:p text:style-name="P40">Notfallkontakt</text:p>
      <text:p text:style-name="P41">Um uns in Notfällen schnellstmöglich mit Ihnen in Verbindung setzen zu können, greifen wir auf sämtliche uns zur Verfügung stehenden Kontaktmöglichkeiten zurück. Sie haben im folgenden Feld die Möglichkeit, weitere Telefonnummern zu notieren (z.B. Telefonnummer des Sekretariats am Arbeitsplatz, Telefonnummer der Großeltern etc.). Denken Sie auch bitte daran, der Schule Änderungen der Adresse und Telefonnummern zeitnah mitzuteilen.</text:p>
      <text:p text:style-name="P42">Notfallkontakte<text:span text:style-name="T23">*</text:span></text:p>
      <text:p text:style-name="P43"><draw:control text:anchor-type="as-char" draw:z-index="32" draw:name="Form57" draw:style-name="gr1" draw:text-style-name="P9" svg:width="16.5cm" svg:height="2.357cm" draw:control="control33"/></text:p>
      <text:p text:style-name="P44"/>
      <text:p text:style-name="P45">Hinweis</text:p>
      <text:p text:style-name="P46">Welche Daten der Schülerinnen und Schüler sowie ihrer Eltern, Schulen und Schulaufsichtsbehörden in Dateien oder Akten verarbeiten dürfen, ist in der Verordnung über die zur Verarbeitung zugelassenen Daten von Schülerinnen, Schülern und Eltern (VO-DV I) festgelegt. Die VO-DV I regelt unter anderem auch die Übermittlung von Daten an andere Stellen oder bei einem Schulwechsel und bestimmt die Fristen für die Aufbewahrung, Löschung und Vernichtung der Dateien und Akten. Die VO-DV I enthält Vorgaben zur Datensicherheit und regelt die Auskunfts- und Berichtigungsansprüche sowie das Akteneinsichtsrecht von Schülerinnen, Schülern und Eltern.</text:p>
      <text:p text:style-name="P47"/>
      <text:p text:style-name="P47"/>
      <text:p text:style-name="P48">Hiermit bestätige ich die Richtigkeit meiner Angaben. Änderungen werde ich der Schule umgehend mitteilen. </text:p>
      <text:p text:style-name="P49"/>
      <text:p text:style-name="P49"/>
      <text:p text:style-name="P50">_____________________________<text:tab/></text:p>
      <text:p text:style-name="P51">Ort, Datum</text:p>
      <text:p text:style-name="P50"/>
      <text:p text:style-name="P50"/>
      <text:p text:style-name="P50">________________________________________________________<text:line-break/>Unterschrift des/der Erziehungsberechtigten</text:p>
      <text:p text:style-name="P49"/>
      <text:p text:style-name="P49"/>
      <text:p text:style-name="P52"/>
      <text:p text:style-name="P53">(Für die Anmeldung genügt die Unterschrift eines <text:span text:style-name="T24">Elternteils</text:span>. Nach § 1686 BGB ist dieser <text:span text:style-name="T24">Elternteil</text:span> verpflichtet, das andere sorgeberechtigte Elternteil über die Anmeldung und schulische Belange zu informieren und erforderliche Einverständnisse einzuholen. <text:span text:style-name="T24">Dies gilt insbesondere, wenn beide Elternteile getrennt leben oder geschieden s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707cm" fo:margin-bottom="1.097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7-02-22T09:48:29.078000000</meta:creation-date>
    <dc:date>2025-12-13T19:42:49.864428400</dc:date>
    <meta:editing-duration>P1DT1H12M23S</meta:editing-duration>
    <meta:editing-cycles>33</meta:editing-cycles>
    <meta:generator>LibreOffice/25.8.3.2$Windows_X86_64 LibreOffice_project/8ca8d55c161d602844f5428fa4b58097424e324e</meta:generator>
    <meta:document-statistic meta:table-count="0" meta:image-count="0" meta:object-count="0" meta:page-count="3" meta:paragraph-count="67" meta:word-count="352" meta:character-count="3007" meta:non-whitespace-character-count="2583"/>
  </office:meta>
</office:document-meta>
</file>